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exp 1(a)" draw:style-name="gr1" draw:text-style-name="P1" svg:width="130.52mm" svg:height="72.78mm" svg:x="89.75mm" svg:y="342.63mm">
            <loext:p draw:notify-on-update-of-ranges="Sheet1.B4:Sheet1.B69 Sheet1.C3:Sheet1.C3 Sheet1.C4:Sheet1.C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2.08mm" svg:height="63.48mm" svg:x="91.41mm" svg:y="195.23mm">
            <loext:p draw:notify-on-update-of-ranges="Sheet1.H3:Sheet1.H3 Sheet1.H4:Sheet1.H41 Sheet1.I3:Sheet1.I3 Sheet1.I4:Sheet1.I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26.38mm" svg:height="71.98mm" svg:x="91.14mm" svg:y="265.35mm">
            <loext:p draw:notify-on-update-of-ranges="Sheet1.E3:Sheet1.E3 Sheet1.E4:Sheet1.E39 Sheet1.F3:Sheet1.F3 Sheet1.F4:Sheet1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xp 1 (a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xp 1 (b)</text:p>
          </table:table-cell>
          <table:covered-table-cell/>
          <table:table-cell/>
          <table:table-cell office:value-type="string" calcext:value-type="string" table:number-columns-spanned="2" table:number-rows-spanned="1">
            <text:p>green</text:p>
          </table:table-cell>
          <table:covered-table-cell/>
          <table:table-cell/>
          <table:table-cell office:value-type="string" calcext:value-type="string" table:number-columns-spanned="2" table:number-rows-spanned="1">
            <text:p>exp2 a blue</text:p>
          </table:table-cell>
          <table:covered-table-cell/>
          <table:table-cell/>
          <table:table-cell office:value-type="string" calcext:value-type="string" table:number-columns-spanned="2" table:number-rows-spanned="1">
            <text:p>exp2 b green</text:p>
          </table:table-cell>
          <table:covered-table-cell/>
          <table:table-cell/>
          <table:table-cell office:value-type="string" calcext:value-type="string" table:number-columns-spanned="2" table:number-rows-spanned="1">
            <text:p>blu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/>
          <table:table-cell office:value-type="float" office:value="-0.016" calcext:value-type="float">
            <text:p>-0.016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/>
          <table:table-cell office:value-type="float" office:value="-0.069" calcext:value-type="float">
            <text:p>-0.069</text:p>
          </table:table-cell>
          <table:table-cell office:value-type="float" office:value="-0.028" calcext:value-type="float">
            <text:p>-0.02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4" calcext:value-type="float">
            <text:p>6.4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/>
          <table:table-cell office:value-type="float" office:value="-0.112" calcext:value-type="float">
            <text:p>-0.112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-4.6" calcext:value-type="float">
            <text:p>-4.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-2.6" calcext:value-type="float">
            <text:p>-2.6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-3.8" calcext:value-type="float">
            <text:p>-3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3.6" calcext:value-type="float">
            <text:p>-3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.6" calcext:value-type="float">
            <text:p>8.6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-0.15" calcext:value-type="float">
            <text:p>-0.15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3.7" calcext:value-type="float">
            <text:p>-3.7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-4.4" calcext:value-type="float">
            <text:p>-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5.3" calcext:value-type="float">
            <text:p>-5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.7" calcext:value-type="float">
            <text:p>10.7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/>
          <table:table-cell office:value-type="float" office:value="-0.17" calcext:value-type="float">
            <text:p>-0.17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6.8" calcext:value-type="float">
            <text:p>-6.8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-4.5" calcext:value-type="float">
            <text:p>-4.5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-5.8" calcext:value-type="float">
            <text:p>-5.8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22" calcext:value-type="float">
            <text:p>-0.22</text:p>
          </table:table-cell>
          <table:table-cell office:value-type="float" office:value="-0.069" calcext:value-type="float">
            <text:p>-0.06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-7.7" calcext:value-type="float">
            <text:p>-7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6.7" calcext:value-type="float">
            <text:p>-6.7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-7.3" calcext:value-type="float">
            <text:p>-7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368" calcext:value-type="float">
            <text:p>-0.368</text:p>
          </table:table-cell>
          <table:table-cell office:value-type="float" office:value="-0.113" calcext:value-type="float">
            <text:p>-0.11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8.1" calcext:value-type="float">
            <text:p>-8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-5.8" calcext:value-type="float">
            <text:p>-5.8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-7.6" calcext:value-type="float">
            <text:p>-7.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string" calcext:value-type="string" table:number-columns-spanned="3" table:number-rows-spanned="1">
            <text:p>green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-0.41" calcext:value-type="float">
            <text:p>-0.41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-6.2" calcext:value-type="float">
            <text:p>-6.2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-8.2" calcext:value-type="float">
            <text:p>-8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7.8" calcext:value-type="float">
            <text:p>-7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/>
          <table:table-cell office:value-type="float" office:value="-0.652" calcext:value-type="float">
            <text:p>-0.652</text:p>
          </table:table-cell>
          <table:table-cell office:value-type="float" office:value="-0.215" calcext:value-type="float">
            <text:p>-0.21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-10.3" calcext:value-type="float">
            <text:p>-10.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6.8" calcext:value-type="float">
            <text:p>-6.8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-8.2" calcext:value-type="float">
            <text:p>-8.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/>
          <table:table-cell office:value-type="float" office:value="-0.7" calcext:value-type="float">
            <text:p>-0.7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11.2" calcext:value-type="float">
            <text:p>-11.2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-7.1" calcext:value-type="float">
            <text:p>-7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-9.6" calcext:value-type="float">
            <text:p>-9.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8.5" calcext:value-type="float">
            <text:p>-8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4" calcext:value-type="float">
            <text:p>6.4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/>
          <table:table-cell office:value-type="float" office:value="-0.73" calcext:value-type="float">
            <text:p>-0.73</text:p>
          </table:table-cell>
          <table:table-cell office:value-type="float" office:value="-0.254" calcext:value-type="float">
            <text:p>-0.254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-11.8" calcext:value-type="float">
            <text:p>-11.8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-10.1" calcext:value-type="float">
            <text:p>-10.1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.6" calcext:value-type="float">
            <text:p>8.6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-0.78" calcext:value-type="float">
            <text:p>-0.78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-12.1" calcext:value-type="float">
            <text:p>-12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-11.1" calcext:value-type="float">
            <text:p>-11.1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.7" calcext:value-type="float">
            <text:p>10.7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-0.84" calcext:value-type="float">
            <text:p>-0.84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12.2" calcext:value-type="float">
            <text:p>-12.2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-8.2" calcext:value-type="float">
            <text:p>-8.2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-11.6" calcext:value-type="float">
            <text:p>-11.6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-9.1" calcext:value-type="float">
            <text:p>-9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93" calcext:value-type="float">
            <text:p>-0.93</text:p>
          </table:table-cell>
          <table:table-cell office:value-type="float" office:value="-0.351" calcext:value-type="float">
            <text:p>-0.35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-12.4" calcext:value-type="float">
            <text:p>-12.4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-8.7" calcext:value-type="float">
            <text:p>-8.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-11.7" calcext:value-type="float">
            <text:p>-11.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9.2" calcext:value-type="float">
            <text:p>-9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0.423" calcext:value-type="float">
            <text:p>-0.423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-12.6" calcext:value-type="float">
            <text:p>-12.6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12.1" calcext:value-type="float">
            <text:p>-12.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9.3" calcext:value-type="float">
            <text:p>-9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09" calcext:value-type="float">
            <text:p>-1.09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12.7" calcext:value-type="float">
            <text:p>-12.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-12.4" calcext:value-type="float">
            <text:p>-12.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9.4" calcext:value-type="float">
            <text:p>-9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23" calcext:value-type="float">
            <text:p>-1.23</text:p>
          </table:table-cell>
          <table:table-cell office:value-type="float" office:value="-0.576" calcext:value-type="float">
            <text:p>-0.57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2.7" calcext:value-type="float">
            <text:p>-12.7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-12.4" calcext:value-type="float">
            <text:p>-12.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9.5" calcext:value-type="float">
            <text:p>-9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32" calcext:value-type="float">
            <text:p>-1.32</text:p>
          </table:table-cell>
          <table:table-cell office:value-type="float" office:value="-0.655" calcext:value-type="float">
            <text:p>-0.65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12.8" calcext:value-type="float">
            <text:p>-12.8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5" calcext:value-type="float">
            <text:p>-1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9.6" calcext:value-type="float">
            <text:p>-9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4" calcext:value-type="float">
            <text:p>-1.4</text:p>
          </table:table-cell>
          <table:table-cell office:value-type="float" office:value="-0.745" calcext:value-type="float">
            <text:p>-0.74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12.8" calcext:value-type="float">
            <text:p>-12.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2.7" calcext:value-type="float">
            <text:p>-12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61" calcext:value-type="float">
            <text:p>-1.61</text:p>
          </table:table-cell>
          <table:table-cell office:value-type="float" office:value="-1.064" calcext:value-type="float">
            <text:p>-1.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8" calcext:value-type="float">
            <text:p>-12.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7" calcext:value-type="float">
            <text:p>-12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71" calcext:value-type="float">
            <text:p>-1.71</text:p>
          </table:table-cell>
          <table:table-cell office:value-type="float" office:value="-1.22" calcext:value-type="float">
            <text:p>-1.2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9.6" calcext:value-type="float">
            <text:p>-9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.8" calcext:value-type="float">
            <text:p>-1.8</text:p>
          </table:table-cell>
          <table:table-cell office:value-type="float" office:value="-1.292" calcext:value-type="float">
            <text:p>-1.29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9.6" calcext:value-type="float">
            <text:p>-9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.95" calcext:value-type="float">
            <text:p>-1.95</text:p>
          </table:table-cell>
          <table:table-cell office:value-type="float" office:value="-1.59" calcext:value-type="float">
            <text:p>-1.59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.1" calcext:value-type="float">
            <text:p>-2.1</text:p>
          </table:table-cell>
          <table:table-cell office:value-type="float" office:value="-1.8" calcext:value-type="float">
            <text:p>-1.8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4.5" calcext:value-type="float">
            <text:p>4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6.8" calcext:value-type="float">
            <text:p>6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0.1" calcext:value-type="float">
            <text:p>10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4.2" calcext:value-type="float">
            <text:p>14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.8" calcext:value-type="float">
            <text:p>19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5.4" calcext:value-type="float">
            <text:p>25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32.1" calcext:value-type="float">
            <text:p>32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82" calcext:value-type="float">
            <text:p>0.18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35.9" calcext:value-type="float">
            <text:p>35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94" calcext:value-type="float">
            <text:p>0.19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71.4" calcext:value-type="float">
            <text:p>71.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44.2" calcext:value-type="float">
            <text:p>44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51.6" calcext:value-type="float">
            <text:p>51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60.8" calcext:value-type="float">
            <text:p>60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74.1" calcext:value-type="float">
            <text:p>74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110.7" calcext:value-type="float">
            <text:p>110.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86.1" calcext:value-type="float">
            <text:p>86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59" calcext:value-type="float">
            <text:p>0.59</text:p>
          </table:table-cell>
          <table:table-cell office:value-type="float" office:value="92.6" calcext:value-type="float">
            <text:p>92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105.6" calcext:value-type="float">
            <text:p>105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1.3" calcext:value-type="float">
            <text:p>1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1.7" calcext:value-type="float">
            <text:p>1.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2.3" calcext:value-type="float">
            <text:p>2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2.9" calcext:value-type="float">
            <text:p>2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9.7" calcext:value-type="float">
            <text:p>9.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17.6" calcext:value-type="float">
            <text:p>17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1.5" calcext:value-type="float">
            <text:p>21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8.7" calcext:value-type="float">
            <text:p>28.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35.4" calcext:value-type="float">
            <text:p>35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41.3" calcext:value-type="float">
            <text:p>41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49.5" calcext:value-type="float">
            <text:p>49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52.8" calcext:value-type="float">
            <text:p>52.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office:value-type="float" office:value="60.8" calcext:value-type="float">
            <text:p>60.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53" calcext:value-type="float">
            <text:p>0.553</text:p>
          </table:table-cell>
          <table:table-cell office:value-type="float" office:value="68.6" calcext:value-type="float">
            <text:p>68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56" calcext:value-type="float">
            <text:p>0.556</text:p>
          </table:table-cell>
          <table:table-cell office:value-type="float" office:value="72.4" calcext:value-type="float">
            <text:p>72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79.3" calcext:value-type="float">
            <text:p>79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89.5" calcext:value-type="float">
            <text:p>89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74" calcext:value-type="float">
            <text:p>0.574</text:p>
          </table:table-cell>
          <table:table-cell office:value-type="float" office:value="104.8" calcext:value-type="float">
            <text:p>104.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77" calcext:value-type="float">
            <text:p>0.577</text:p>
          </table:table-cell>
          <table:table-cell office:value-type="float" office:value="111.4" calcext:value-type="float">
            <text:p>111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81" calcext:value-type="float">
            <text:p>0.581</text:p>
          </table:table-cell>
          <table:table-cell office:value-type="float" office:value="119.3" calcext:value-type="float">
            <text:p>119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86" calcext:value-type="float">
            <text:p>0.586</text:p>
          </table:table-cell>
          <table:table-cell office:value-type="float" office:value="131.7" calcext:value-type="float">
            <text:p>131.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93" calcext:value-type="float">
            <text:p>0.593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7T19:55:47.802757373</meta:creation-date>
    <dc:date>2024-08-27T22:05:17.813759967</dc:date>
    <meta:editing-duration>PT26S</meta:editing-duration>
    <meta:editing-cycles>1</meta:editing-cycles>
    <meta:document-statistic meta:table-count="1" meta:cell-count="403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053cm" svg:height="7.279cm" xlink:href=".." xlink:type="simple" chart:class="chart:scatter" chart:style-name="ch1">
        <chart:plot-area chart:style-name="ch2" table:cell-range-address="Sheet1.B4:Sheet1.C69 Sheet1.C3:Sheet1.C3" chart:data-source-has-labels="row" svg:x="0.625cm" svg:y="-0.086cm" svg:width="12.47cm" svg:height="7.071cm">
          <chartooo:coordinate-region svg:x="0.916cm" svg:y="0.113cm" svg:width="12.085cm" svg:height="6.67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4:Sheet1.C69" chart:label-cell-address="Sheet1.C3:Sheet1.C3" chart:class="chart:scatter">
            <chart:domain table:cell-range-address="Sheet1.B4:Sheet1.B69"/>
            <chart:data-point chart:repeated="6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6">
                <text:p>-0.016</text:p>
                <draw:g>
                  <svg:desc>Sheet1.B4:Sheet1.B69</svg:desc>
                </draw:g>
              </table:table-cell>
              <table:table-cell office:value-type="float" office:value="-0.09">
                <text:p>-0.09</text:p>
                <draw:g>
                  <svg:desc>Sheet1.C4:Sheet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9">
                <text:p>-0.069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2">
                <text:p>-0.1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5">
                <text:p>-0.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7">
                <text:p>-0.17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2">
                <text:p>-0.22</text:p>
              </table:table-cell>
              <table:table-cell office:value-type="float" office:value="-0.069">
                <text:p>-0.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68">
                <text:p>-0.368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1">
                <text:p>-0.41</text:p>
              </table:table-cell>
              <table:table-cell office:value-type="float" office:value="-0.129">
                <text:p>-0.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52">
                <text:p>-0.652</text:p>
              </table:table-cell>
              <table:table-cell office:value-type="float" office:value="-0.215">
                <text:p>-0.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">
                <text:p>-0.7</text:p>
              </table:table-cell>
              <table:table-cell office:value-type="float" office:value="-0.239">
                <text:p>-0.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3">
                <text:p>-0.73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8">
                <text:p>-0.78</text:p>
              </table:table-cell>
              <table:table-cell office:value-type="float" office:value="-0.273">
                <text:p>-0.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4">
                <text:p>-0.8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3">
                <text:p>-0.93</text:p>
              </table:table-cell>
              <table:table-cell office:value-type="float" office:value="-0.351">
                <text:p>-0.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0.423">
                <text:p>-0.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9">
                <text:p>-1.0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3">
                <text:p>-1.23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2">
                <text:p>-1.32</text:p>
              </table:table-cell>
              <table:table-cell office:value-type="float" office:value="-0.655">
                <text:p>-0.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">
                <text:p>-1.4</text:p>
              </table:table-cell>
              <table:table-cell office:value-type="float" office:value="-0.745">
                <text:p>-0.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1">
                <text:p>-1.61</text:p>
              </table:table-cell>
              <table:table-cell office:value-type="float" office:value="-1.064">
                <text:p>-1.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71">
                <text:p>-1.71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">
                <text:p>-1.8</text:p>
              </table:table-cell>
              <table:table-cell office:value-type="float" office:value="-1.292">
                <text:p>-1.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95">
                <text:p>-1.95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">
                <text:p>-2.1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2">
                <text:p>0.1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4">
                <text:p>0.1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5">
                <text:p>0.2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5">
                <text:p>0.2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">
                <text:p>0.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">
                <text:p>0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">
                <text:p>0.3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">
                <text:p>0.3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">
                <text:p>0.3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">
                <text:p>0.3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">
                <text:p>0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">
                <text:p>0.4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">
                <text:p>0.4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6">
                <text:p>0.536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1">
                <text:p>0.54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8">
                <text:p>0.548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56">
                <text:p>0.556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6">
                <text:p>0.56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6">
                <text:p>0.56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74">
                <text:p>0.574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7">
                <text:p>0.577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1">
                <text:p>0.581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6">
                <text:p>0.586</text:p>
              </table:table-cell>
              <table:table-cell office:value-type="float" office:value="131.7">
                <text:p>131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3">
                <text:p>0.593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39cm" svg:height="7.199cm" xlink:href=".." xlink:type="simple" chart:class="chart:scatter" chart:style-name="ch1">
        <chart:legend chart:legend-position="end" svg:x="11.216cm" svg:y="3.3cm" style:legend-expansion="high" chart:style-name="ch2"/>
        <chart:plot-area chart:style-name="ch3" table:cell-range-address="Sheet1.E3:Sheet1.F39" chart:data-source-has-labels="row" svg:x="0.252cm" svg:y="0.143cm" svg:width="10.712cm" svg:height="6.913cm">
          <chartooo:coordinate-region svg:x="0.979cm" svg:y="0.342cm" svg:width="9.665cm" svg:height="6.5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39" chart:label-cell-address="Sheet1.F3:Sheet1.F3" chart:class="chart:scatter">
            <chart:domain table:cell-range-address="Sheet1.E4:Sheet1.E39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">
                <text:p>0.44</text:p>
                <draw:g>
                  <svg:desc>Sheet1.E4:Sheet1.E39</svg:desc>
                </draw:g>
              </table:table-cell>
              <table:table-cell office:value-type="float" office:value="0">
                <text:p>0</text:p>
                <draw:g>
                  <svg:desc>Sheet1.F4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">
                <text:p>0.4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">
                <text:p>0.42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">
                <text:p>0.39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">
                <text:p>0.38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-9.3">
                <text:p>-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">
                <text:p>0.18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">
                <text:p>0.06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">
                <text:p>0.03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">
                <text:p>0.4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">
                <text:p>0.4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">
                <text:p>0.5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">
                <text:p>0.53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">
                <text:p>0.55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">
                <text:p>0.56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">
                <text:p>0.5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">
                <text:p>0.5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">
                <text:p>0.59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">
                <text:p>0.61</text:p>
              </table:table-cell>
              <table:table-cell office:value-type="float" office:value="110.7">
                <text:p>11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09cm" svg:height="6.349cm" xlink:href=".." xlink:type="simple" chart:class="chart:scatter" chart:style-name="ch1">
        <chart:legend chart:legend-position="end" svg:x="12.786cm" svg:y="2.875cm" style:legend-expansion="high" chart:style-name="ch2"/>
        <chart:plot-area chart:style-name="ch3" table:cell-range-address="Sheet1.H3:Sheet1.I41" chart:data-source-has-labels="row" svg:x="0.284cm" svg:y="0.126cm" svg:width="12.218cm" svg:height="6.097cm">
          <chartooo:coordinate-region svg:x="1.011cm" svg:y="0.326cm" svg:width="11.172cm" svg:height="5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41" chart:label-cell-address="Sheet1.I3:Sheet1.I3" chart:class="chart:scatter">
            <chart:domain table:cell-range-address="Sheet1.H4:Sheet1.H41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H4:Sheet1.H41</svg:desc>
                </draw:g>
              </table:table-cell>
              <table:table-cell office:value-type="float" office:value="0">
                <text:p>0</text:p>
                <draw:g>
                  <svg:desc>Sheet1.I4:Sheet1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">
                <text:p>0.42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">
                <text:p>0.32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">
                <text:p>0.29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">
                <text:p>0.24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">
                <text:p>0.22</text:p>
              </table:table-cell>
              <table:table-cell office:value-type="float" office:value="-8.9">
                <text:p>-8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">
                <text:p>0.1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9.3">
                <text:p>-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">
                <text:p>0.12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">
                <text:p>0.06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">
                <text:p>0.4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">
                <text:p>0.4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">
                <text:p>0.5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">
                <text:p>0.52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3">
                <text:p>0.5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5">
                <text:p>0.55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">
                <text:p>0.5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">
                <text:p>0.57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">
                <text:p>0.58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">
                <text:p>0.59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  <table:table-cell office:value-type="float" office:value="105.6">
                <text:p>105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